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67000002F622BCE28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hatch-name="Blue_20_Triple_20_90_20_Degrees" draw:fill-hatch-solid="true" draw:textarea-vertical-align="middl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36cm" svg:height="19.999cm" svg:x="0.132cm" svg:y="0cm">
          <draw:image xlink:href="Pictures/1000000000000467000002F622BCE28A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736cm" svg:height="19.999cm" svg:x="0.132cm" svg:y="0cm">
          <draw:image xlink:href="Pictures/1000000000000467000002F622BCE28A.png" xlink:type="simple" xlink:show="embed" xlink:actuate="onLoad">
            <text:p/>
          </draw:image>
        </draw:frame>
        <draw:rect draw:style-name="gr2" draw:text-style-name="P1" draw:layer="layout" svg:width="29cm" svg:height="3.6cm" svg:x="0.5cm" svg:y="16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40:38.53</meta:creation-date>
    <dc:date>2017-07-17T16:09:24.94</dc:date>
    <meta:editing-duration>PT30M2S</meta:editing-duration>
    <meta:editing-cycles>8</meta:editing-cycles>
    <meta:generator>OpenOffice/4.1.2$Win32 OpenOffice.org_project/412m3$Build-9782</meta:generator>
    <meta:document-statistic meta:object-count="3"/>
  </office:meta>
</office:document-meta>
</file>